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87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1014" table:default-cell-style-name="ce3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/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XTRUDEUR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XTRUDEUR_SUPPORT_608ZZ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_SUPPORT_608ZZ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OLETTE_PETITE</text:p>
          </table:table-cell>
          <table:table-cell table:style-name="ce5" office:value-type="string" calcext:value-type="string">
            <text:p>2 (0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MOLETTE_PETITE</text:p>
          </table:table-cell>
          <table:table-cell table:style-name="ce5" office:value-type="string" calcext:value-type="string">
            <text:p>2 (0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608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608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ONDELLE_PLATEA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ONDELLE_PLATEA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BOBIN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BOBIN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FAN_X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FAN_X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number-columns-repeated="6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EXTRUDEUR_DOUB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_DOUB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XTRU_SUPPORT_605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_SUPPORT_605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 style:data-style-name="N2" text:time-value="0000-00-00T00:00:01.552512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6-20T11:50:50.105867849</meta:creation-date>
    <dc:date>2014-07-17T13:36:53.614860963</dc:date>
    <dc:creator>Adrien </dc:creator>
    <meta:editing-duration>PT12M9S</meta:editing-duration>
    <meta:editing-cycles>11</meta:editing-cycles>
    <meta:generator>LibreOffice/4.1.3.2$Linux_X86_64 LibreOffice_project/410m0$Build-2</meta:generator>
    <meta:document-statistic meta:table-count="1" meta:cell-count="100" meta:object-count="0"/>
  </office:meta>
</office:document-meta>
</file>